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F0" style:family="paragraph">
      <style:paragraph-properties fo:break-before="page" style:page-number="0"/>
    </style:style>
    <style:style style:name="P2" style:parent-style-name="Ingenmellomrom" style:family="paragraph">
      <style:paragraph-properties fo:text-align="end"/>
    </style:style>
    <style:style style:name="T3" style:parent-style-name="Standardskriftforavsnitt" style:family="text">
      <style:text-properties fo:color="#595959" fo:font-size="14pt" style:font-size-asian="14pt" style:font-size-complex="14pt"/>
    </style:style>
    <style:style style:name="P4" style:parent-style-name="Ingenmellomrom" style:family="paragraph">
      <style:paragraph-properties fo:text-align="end"/>
    </style:style>
    <style:style style:name="T5" style:parent-style-name="Standardskriftforavsnitt" style:family="text">
      <style:text-properties fo:color="#595959" fo:font-size="9pt" style:font-size-asian="9pt" style:font-size-complex="9pt"/>
    </style:style>
    <style:style style:name="P6" style:parent-style-name="Ingenmellomrom" style:family="paragraph">
      <style:paragraph-properties fo:text-align="end"/>
      <style:text-properties fo:color="#4472C4" fo:font-size="14pt" style:font-size-asian="14pt" style:font-size-complex="14pt"/>
    </style:style>
    <style:style style:name="P7" style:parent-style-name="Ingenmellomrom" style:family="paragraph">
      <style:paragraph-properties fo:text-align="end"/>
    </style:style>
    <style:style style:name="T8" style:parent-style-name="Standardskriftforavsnitt" style:family="text">
      <style:text-properties fo:color="#595959" fo:font-size="10pt" style:font-size-asian="10pt" style:font-size-complex="10pt"/>
    </style:style>
    <style:style style:name="P9" style:parent-style-name="Normal" style:family="paragraph">
      <style:paragraph-properties fo:text-align="end"/>
    </style:style>
    <style:style style:name="T10" style:parent-style-name="Standardskriftforavsnitt" style:family="text">
      <style:text-properties fo:text-transform="uppercase" fo:color="#4472C4" fo:font-size="32pt" style:font-size-asian="32pt" style:font-size-complex="32pt"/>
    </style:style>
    <style:style style:name="P11" style:parent-style-name="Normal" style:family="paragraph">
      <style:paragraph-properties fo:text-align="end"/>
    </style:style>
    <style:style style:name="T12" style:parent-style-name="Standardskriftforavsnitt" style:family="text">
      <style:text-properties fo:color="#404040" fo:font-size="18pt" style:font-size-asian="18pt" style:font-size-complex="18pt"/>
    </style:style>
    <style:style style:name="P13" style:parent-style-name="Normal" style:family="paragraph">
      <style:paragraph-properties fo:break-before="page"/>
    </style:style>
    <style:style style:name="P14" style:parent-style-name="INNH1" style:family="paragraph">
      <style:paragraph-properties>
        <style:tab-stops>
          <style:tab-stop style:type="right" style:leader-style="dotted" style:leader-text="." style:position="6.293in"/>
        </style:tab-stops>
      </style:paragraph-properties>
    </style:style>
    <style:style style:name="P15" style:parent-style-name="INNH1" style:family="paragraph">
      <style:paragraph-properties>
        <style:tab-stops>
          <style:tab-stop style:type="right" style:leader-style="dotted" style:leader-text="." style:position="6.293in"/>
        </style:tab-stops>
      </style:paragraph-properties>
    </style:style>
    <style:style style:name="P16" style:parent-style-name="INNH2" style:family="paragraph">
      <style:paragraph-properties>
        <style:tab-stops>
          <style:tab-stop style:type="right" style:leader-style="dotted" style:leader-text="." style:position="6.1402in"/>
        </style:tab-stops>
      </style:paragraph-properties>
    </style:style>
    <style:style style:name="P17" style:parent-style-name="INNH2" style:family="paragraph">
      <style:paragraph-properties>
        <style:tab-stops>
          <style:tab-stop style:type="right" style:leader-style="dotted" style:leader-text="." style:position="6.1402in"/>
        </style:tab-stops>
      </style:paragraph-properties>
    </style:style>
    <style:style style:name="P18" style:parent-style-name="INNH1" style:family="paragraph">
      <style:paragraph-properties>
        <style:tab-stops>
          <style:tab-stop style:type="right" style:leader-style="dotted" style:leader-text="." style:position="6.293in"/>
        </style:tab-stops>
      </style:paragraph-properties>
    </style:style>
    <style:style style:name="P19" style:parent-style-name="INNH1" style:family="paragraph">
      <style:paragraph-properties>
        <style:tab-stops>
          <style:tab-stop style:type="right" style:leader-style="dotted" style:leader-text="." style:position="6.293in"/>
        </style:tab-stops>
      </style:paragraph-properties>
    </style:style>
    <style:style style:name="P20" style:parent-style-name="INNH1" style:family="paragraph">
      <style:paragraph-properties>
        <style:tab-stops>
          <style:tab-stop style:type="right" style:leader-style="dotted" style:leader-text="." style:position="6.293in"/>
        </style:tab-stops>
      </style:paragraph-properties>
    </style:style>
    <style:style style:name="P21" style:parent-style-name="INNH1" style:family="paragraph">
      <style:paragraph-properties>
        <style:tab-stops>
          <style:tab-stop style:type="right" style:leader-style="dotted" style:leader-text="." style:position="6.293in"/>
        </style:tab-stops>
      </style:paragraph-properties>
    </style:style>
    <style:style style:name="P22" style:parent-style-name="INNH1" style:family="paragraph">
      <style:paragraph-properties>
        <style:tab-stops>
          <style:tab-stop style:type="right" style:leader-style="dotted" style:leader-text="." style:position="6.293in"/>
        </style:tab-stops>
      </style:paragraph-properties>
    </style:style>
    <style:style style:name="P23" style:parent-style-name="INNH1" style:family="paragraph">
      <style:paragraph-properties>
        <style:tab-stops>
          <style:tab-stop style:type="right" style:leader-style="dotted" style:leader-text="." style:position="6.293in"/>
        </style:tab-stops>
      </style:paragraph-properties>
    </style:style>
    <style:style style:name="P24" style:parent-style-name="INNH1" style:family="paragraph">
      <style:paragraph-properties>
        <style:tab-stops>
          <style:tab-stop style:type="right" style:leader-style="dotted" style:leader-text="." style:position="6.293in"/>
        </style:tab-stops>
      </style:paragraph-properties>
    </style:style>
    <style:style style:name="P25" style:parent-style-name="Normal" style:family="paragraph">
      <style:paragraph-properties fo:break-before="page"/>
    </style:style>
    <style:style style:family="graphic" style:name="a6" style:parent-style-name="Graphics">
      <style:graphic-properties fo:wrap-option="wrap" fo:border="0.00694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0">
      <style:graphic-properties draw:fill="solid" draw:fill-color="#4472c4" draw:opacity="100%" draw:stroke="none"/>
    </style:style>
    <style:style style:family="graphic" style:name="a2">
      <style:graphic-properties draw:fill="bitmap" draw:fill-image-name="a1" style:repeat="stretch"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0694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0694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office:automatic-styles>
  <office:body>
    <office:text text:use-soft-page-breaks="true">
      <text:p text:style-name="P1"><draw:g draw:z-index="251662336" draw:name="Gruppe 149" draw:id="id2" draw:style-name="a3" text:anchor-type="paragraph"><svg:title/><svg:desc/><draw:custom-shape svg:x="0.24375in" svg:y="0.26875in" svg:width="7.77917in" svg:height="1.31287in" draw:id="id0" draw:style-name="a0" draw:name="Rektangel 51"><svg:title/><svg:desc/><draw:enhanced-geometry draw:type="non-primitive" svg:viewBox="0 0 7312660 1129665" draw:enhanced-path="M 0 0 L 7312660 0 7312660 1129665 3619500 733425 0 1091565 0 0 Z N" draw:text-areas="?f22 ?f24 ?f23 ?f25" draw:glue-points="?f15 ?f16 ?f17 ?f16 ?f17 ?f18 ?f19 ?f20 ?f15 ?f21 ?f15 ?f16"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12660"/><draw:equation draw:name="f7" draw:formula="?f4 / 1129665"/><draw:equation draw:name="f8" draw:formula="0 * ?f5 / 7312660"/><draw:equation draw:name="f9" draw:formula="7312660 * ?f5 / 7312660"/><draw:equation draw:name="f10" draw:formula="3619500 * ?f5 / 7312660"/><draw:equation draw:name="f11" draw:formula="0 * ?f4 / 1129665"/><draw:equation draw:name="f12" draw:formula="1129665 * ?f4 / 1129665"/><draw:equation draw:name="f13" draw:formula="733425 * ?f4 / 1129665"/><draw:equation draw:name="f14" draw:formula="1091565 * ?f4 / 1129665"/><draw:equation draw:name="f15" draw:formula="?f8 / ?f6"/><draw:equation draw:name="f16" draw:formula="?f11 / ?f7"/><draw:equation draw:name="f17" draw:formula="?f9 / ?f6"/><draw:equation draw:name="f18" draw:formula="?f12 / ?f7"/><draw:equation draw:name="f19" draw:formula="?f10 / ?f6"/><draw:equation draw:name="f20" draw:formula="?f13 / ?f7"/><draw:equation draw:name="f21" draw:formula="?f14 / ?f7"/><draw:equation draw:name="f22" draw:formula="?f0 / ?f6"/><draw:equation draw:name="f23" draw:formula="?f1 / ?f6"/><draw:equation draw:name="f24" draw:formula="?f2 / ?f7"/><draw:equation draw:name="f25" draw:formula="?f3 / ?f7"/></draw:enhanced-geometry></draw:custom-shape><draw:custom-shape svg:x="0.24375in" svg:y="0.26875in" svg:width="7.77917in" svg:height="1.4125in" draw:id="id1" draw:style-name="a2" draw:name="Rektangel 151"><svg:title/><svg:desc/><draw:enhanced-geometry draw:type="non-primitive" svg:viewBox="0 0 21600 21600" draw:enhanced-path="M 0 0 L 21600 0 21600 21600 0 21600 Z N"/></draw:custom-shape></draw:g><draw:frame draw:z-index="251660288" draw:id="id3" draw:style-name="a4" draw:name="Tekstboks 152" text:anchor-type="paragraph" svg:x="0.24375in" svg:y="9.56458in" svg:width="7.78056in" svg:height="1.06667in" style:rel-width="scale" style:rel-height="scale"><draw:text-box><text:p text:style-name="P2"><text:span text:style-name="T3">Sondre Røste-Kise [Elev]</text:span></text:p><text:p text:style-name="P4"><text:span text:style-name="T5">Datamaster04@gmail.com</text:span></text:p></draw:text-box><svg:title/><svg:desc/></draw:frame><draw:frame draw:z-index="251661312" draw:id="id4" draw:style-name="a5" draw:name="Tekstboks 153" text:anchor-type="paragraph" svg:x="0.24375in" svg:y="8.18542in" svg:width="7.78056in" svg:height="0.41389in" style:rel-width="scale" style:rel-height="scale"><draw:text-box><text:p text:style-name="P6">Sammendrag</text:p><text:p text:style-name="P7"><text:span text:style-name="T8">Dette er en dokumentasjon for Nettsiden for Innlandet T</text:span></text:p></draw:text-box><svg:title/><svg:desc/></draw:frame><draw:frame draw:z-index="251659264" draw:id="id5" draw:style-name="a6" draw:name="Tekstboks 154" text:anchor-type="paragraph" svg:x="0.24375in" svg:y="3.50764in" svg:width="7.78056in" svg:height="4.2375in" style:rel-width="scale" style:rel-height="scale"><draw:text-box><text:p text:style-name="P9"><text:span text:style-name="T10">dOKuMENTASJON FOR HALVÅRSPRØVE – NETTSIDE INNLANDET IT</text:span></text:p><text:p text:style-name="P11"><text:span text:style-name="T12">Dokumentasjon Innlandet IT</text:span></text:p></draw:text-box><svg:title/><svg:desc/></draw:frame></text:p>
      <text:p text:style-name="P13"/>
      <text:p text:style-name="Overskriftforinnholdsfortegnelse">Innhold</text:p>
      <text:table-of-content text:name="_TOC0">
        <text:table-of-content-source text:outline-level="3" text:use-outline-level="true" text:use-index-marks="false" text:use-index-source-styles="false" text:index-scope="document">
          <text:table-of-content-entry-template text:outline-level="1" text:style-name="INNH1">
            <text:index-entry-link-start/>
            <text:index-entry-text/>
            <text:index-entry-tab-stop style:leader-char="." style:type="right"/>
            <text:index-entry-page-number/>
            <text:index-entry-link-end/>
          </text:table-of-content-entry-template>
          <text:table-of-content-entry-template text:outline-level="2" text:style-name="INNH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4"><text:a xlink:href="#_Toc92914063" office:target-frame-name="_top" xlink:show="replace"><text:span text:style-name="Hyperkobling">Konsept</text:span><text:tab/>2</text:a></text:p>
          <text:p text:style-name="P15"><text:a xlink:href="#_Toc92914064" office:target-frame-name="_top" xlink:show="replace"><text:span text:style-name="Hyperkobling">Fordeler og ulemper ved ulike språk i programmering og utvikling</text:span><text:tab/>2</text:a></text:p>
          <text:p text:style-name="P16"><text:a xlink:href="#_Toc92914065" office:target-frame-name="_top" xlink:show="replace"><text:span text:style-name="Hyperkobling">Fordeler</text:span><text:tab/>2</text:a></text:p>
          <text:p text:style-name="P17"><text:a xlink:href="#_Toc92914066" office:target-frame-name="_top" xlink:show="replace"><text:span text:style-name="Hyperkobling">Ulemper</text:span><text:tab/>2</text:a></text:p>
          <text:p text:style-name="P18"><text:a xlink:href="#_Toc92914067" office:target-frame-name="_top" xlink:show="replace"><text:span text:style-name="Hyperkobling">Utvikling</text:span><text:tab/>2</text:a></text:p>
          <text:p text:style-name="P19"><text:a xlink:href="#_Toc92914068" office:target-frame-name="_top" xlink:show="replace"><text:span text:style-name="Hyperkobling">Løsninger</text:span><text:tab/>2</text:a></text:p>
          <text:p text:style-name="P20"><text:a xlink:href="#_Toc92914069" office:target-frame-name="_top" xlink:show="replace"><text:span text:style-name="Hyperkobling">Brukergrensesnitt</text:span><text:tab/>2</text:a></text:p>
          <text:p text:style-name="P21"><text:a xlink:href="#_Toc92914070" office:target-frame-name="_top" xlink:show="replace"><text:span text:style-name="Hyperkobling">Testing</text:span><text:tab/>2</text:a></text:p>
          <text:p text:style-name="P22"><text:a xlink:href="#_Toc92914071" office:target-frame-name="_top" xlink:show="replace"><text:span text:style-name="Hyperkobling">Databaser?</text:span><text:tab/>2</text:a></text:p>
          <text:p text:style-name="P23"><text:a xlink:href="#_Toc92914072" office:target-frame-name="_top" xlink:show="replace"><text:span text:style-name="Hyperkobling">Lagring av data?</text:span><text:tab/>2</text:a></text:p>
          <text:p text:style-name="P24"><text:a xlink:href="#_Toc92914073" office:target-frame-name="_top" xlink:show="replace"><text:span text:style-name="Hyperkobling">Konklusjon</text:span><text:tab/>2</text:a></text:p>
        </text:index-body>
      </text:table-of-content>
      <text:p text:style-name="Normal"/>
      <text:p text:style-name="Normal"/>
      <text:p text:style-name="P25"/>
      <text:h text:style-name="Overskrift1" text:outline-level="1"><text:bookmark-start text:name="_Toc92914063"/><text:soft-page-break/>Konsept<text:bookmark-end text:name="_Toc92914063"/></text:h>
      <text:p text:style-name="Normal">Skal lage en webside for bedriften Innlandet IT, med informasjon om bedriften, og mulighet for kundene å kommunisere med bedriften. Bruke virkemidler og gjenkjente objekter<text:s/>for bedriften.</text:p>
      <text:p text:style-name="Normal"/>
      <text:h text:style-name="Overskrift1" text:outline-level="1"><text:bookmark-start text:name="_Toc92914064"/>Fordeler og ulemper ved ulike språk i programmering og<text:s/>rammeverk i<text:s/>utvikling<text:bookmark-end text:name="_Toc92914064"/></text:h>
      <text:h text:style-name="Overskrift2" text:outline-level="2"><text:bookmark-start text:name="_Toc92914065"/>Fordeler<text:bookmark-end text:name="_Toc92914065"/></text:h>
      <text:p text:style-name="Normal">De fleste språkene er ganske leselig og brukelig for prosjekter, når man lager en webside så bruker jeg html, CSS, og JavaScript, i tillegg prøver jeg å lære meg react. React som er et av de mest brukte rammeverkene, er et veldig nyttig rammeverk<text:s/>som gjør prosjektet mer ryddig når man strukturerer mappene, og ting gir litt mer mening. Med react lager man komponenter som man importerer og eksporterer, det gjør man nesten heletiden, importerer og eksporterer elementer og lignende.<text:s/><text:s/></text:p>
      <text:p text:style-name="Normal"/>
      <text:h text:style-name="Overskrift2" text:outline-level="2"><text:bookmark-start text:name="_Toc92914066"/>Ulemper<text:bookmark-end text:name="_Toc92914066"/></text:h>
      <text:p text:style-name="Normal">Nå har jeg ikke vært borti alt for mange språk og verktøy, men noen språk kan være ekstra vanskelig å forstå, også finnes det også tekniske ulemper inne i selve kodingen i språk. For eksempel når man skriver html og css i Vue, er det visse syntaxer som ikke vil vises når man skriver kode, eller lignende. Vue er også veldig nytt, så det er færre som har kunnskap om dette, så det har en bratt læringskurve.</text:p>
      <text:p text:style-name="Normal"/>
      <text:h text:style-name="Overskrift1" text:outline-level="1"><text:bookmark-start text:name="_Toc92914068"/>Løsninger<text:bookmark-end text:name="_Toc92914068"/></text:h>
      <text:h text:style-name="Overskrift2" text:outline-level="2">Med og uten Rammeverk</text:h>
      <text:p text:style-name="Normal">Jeg fant ut inni prosjektet at det kunne være krevende å lære meg og bruke react i prosjektet mens jeg lærte det, på den tiden vi hadde. Det visste jeg at det ville være,<text:s/>så etter vert gikk jeg litt tilbake uten react for denne gang og lå inn innholdet jeg skulle ha på websiden der først før jeg eventuelt kunne fortsette på react. Jeg rakk ikke å gjøre noe mer på react nå, men jeg har jobbet noe med react og vil vise fram begge løsningene jeg har jobbet med.<text:s/></text:p>
      <text:p text:style-name="Normal"/>
      <text:p text:style-name="Normal"/>
      <text:p text:style-name="Normal"/>
      <text:h text:style-name="Overskrift1" text:outline-level="1"><text:bookmark-start text:name="_Toc92914069"/>Brukergrensesnitt<text:bookmark-end text:name="_Toc92914069"/></text:h>
      <text:p text:style-name="Normal"/>
      <text:p text:style-name="Normal"/>
      <text:h text:style-name="Overskrift1" text:outline-level="1"><text:bookmark-start text:name="_Toc92914070"/>Testing<text:bookmark-end text:name="_Toc92914070"/></text:h>
      <text:p text:style-name="Normal"/>
      <text:p text:style-name="Normal"/>
      <text:h text:style-name="Overskrift1" text:outline-level="1"><text:bookmark-start text:name="_Toc92914071"/><text:soft-page-break/>Databaser?<text:bookmark-end text:name="_Toc92914071"/></text:h>
      <text:h text:style-name="Overskrift1" text:outline-level="1"/>
      <text:h text:style-name="Overskrift1" text:outline-level="1"><text:bookmark-start text:name="_Toc92914072"/>Lagring av data?<text:bookmark-end text:name="_Toc92914072"/></text:h>
      <text:p text:style-name="Normal"/>
      <text:p text:style-name="Normal"/>
      <text:h text:style-name="Overskrift1" text:outline-level="1"><text:bookmark-start text:name="_Toc92914073"/>Konklusjon<text:bookmark-end text:name="_Toc92914073"/></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b" fo:country="NO"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Overskrift2" style:display-name="Overskrift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Standardskriftforavsnitt" style:display-name="Standardskrift for avsnitt" style:family="text"/>
    <style:style style:name="Ingenmellomrom" style:display-name="Ingen mellomrom" style:family="paragraph">
      <style:paragraph-properties fo:margin-bottom="0in" fo:line-height="100%"/>
      <style:text-properties style:font-name-asian="Times New Roman" style:language-asian="nb" style:country-asian="NO" fo:hyphenate="false"/>
    </style:style>
    <style:style style:name="IngenmellomromTegn" style:display-name="Ingen mellomrom Tegn" style:family="text" style:parent-style-name="Standardskriftforavsnitt">
      <style:text-properties style:font-name-asian="Times New Roman" style:language-asian="nb" style:country-asian="NO"/>
    </style:style>
    <style:style style:name="Overskrift1Tegn" style:display-name="Overskrift 1 Tegn" style:family="text" style:parent-style-name="Standardskriftforavsnitt">
      <style:text-properties style:font-name="Calibri Light" style:font-name-asian="Times New Roman" style:font-name-complex="Times New Roman" fo:color="#2F5496" fo:font-size="16pt" style:font-size-asian="16pt" style:font-size-complex="16pt"/>
    </style:style>
    <style:style style:name="Overskriftforinnholdsfortegnelse" style:display-name="Overskrift for innholdsfortegnelse" style:family="paragraph" style:parent-style-name="Overskrift1" style:next-style-name="Normal">
      <style:text-properties style:language-asian="nb" style:country-asian="NO" fo:hyphenate="false"/>
    </style:style>
    <style:style style:name="INNH1" style:display-name="INNH 1" style:family="paragraph" style:parent-style-name="Normal" style:next-style-name="Normal" style:auto-update="true">
      <style:paragraph-properties fo:margin-bottom="0.0694in"/>
      <style:text-properties fo:hyphenate="false"/>
    </style:style>
    <style:style style:name="Hyperkobling" style:display-name="Hyperkobling" style:family="text" style:parent-style-name="Standardskriftforavsnitt">
      <style:text-properties fo:color="#0563C1" style:text-underline-type="single" style:text-underline-style="solid" style:text-underline-width="auto" style:text-underline-mode="continuous"/>
    </style:style>
    <style:style style:name="Overskrift2Tegn" style:display-name="Overskrift 2 Tegn" style:family="text" style:parent-style-name="Standardskriftforavsnitt">
      <style:text-properties style:font-name="Calibri Light" style:font-name-asian="Times New Roman" style:font-name-complex="Times New Roman" fo:color="#2F5496" fo:font-size="13pt" style:font-size-asian="13pt" style:font-size-complex="13pt"/>
    </style:style>
    <style:style style:name="INNH2" style:display-name="INNH 2" style:family="paragraph" style:parent-style-name="Normal" style:next-style-name="Normal" style:auto-update="true">
      <style:paragraph-properties fo:margin-bottom="0.0694in" fo:margin-left="0.1527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1" xlink:href="media/image1.png" xlink:show="embed" xlink:actuate="onLoad"/>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dOKuMENTASJON FOR HALVÅRSPRØVE – NETTSIDE INNLANDET IT</dc:title>
    <dc:description/>
    <dc:subject>Dokumentasjon Innlandet IT</dc:subject>
    <meta:initial-creator>Sondre Røste-Kise [Elev]</meta:initial-creator>
    <dc:creator>Sondre Røste-Kise [Elev]</dc:creator>
    <meta:creation-date>2022-01-12T19:05:00Z</meta:creation-date>
    <dc:date>2022-01-12T22:16:00Z</dc:date>
    <meta:template xlink:href="Normal" xlink:type="simple"/>
    <meta:editing-cycles>2</meta:editing-cycles>
    <meta:editing-duration>PT11460S</meta:editing-duration>
    <meta:document-statistic meta:page-count="4" meta:paragraph-count="5" meta:word-count="426" meta:character-count="2681" meta:row-count="18" meta:non-whitespace-character-count="2260"/>
  </office:meta>
</office:document-meta>
</file>